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920000004AC1C033BCCD080C13.png" manifest:media-type="image/png"/>
  <manifest:file-entry manifest:full-path="Pictures/100002010000015900000087DD21AD901384E43F.png" manifest:media-type="image/png"/>
  <manifest:file-entry manifest:full-path="Pictures/10000201000001180000003C729C9CBAEFC07544.png" manifest:media-type="image/png"/>
  <manifest:file-entry manifest:full-path="Pictures/100002010000011B0000007F98BCBE77E5F0EA48.png" manifest:media-type="image/png"/>
  <manifest:file-entry manifest:full-path="Pictures/100002010000016E000001200A360D46575E0342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fo:font-size="10pt" officeooo:rsid="001a177c" officeooo:paragraph-rsid="001ee999" style:font-size-asian="10pt" style:font-size-complex="10pt"/>
    </style:style>
    <style:style style:name="P2" style:family="paragraph" style:parent-style-name="Standard">
      <style:text-properties officeooo:rsid="0256b2b0" officeooo:paragraph-rsid="032b8b18"/>
    </style:style>
    <style:style style:name="P3" style:family="paragraph" style:parent-style-name="Standard">
      <style:text-properties officeooo:rsid="0256b2b0" officeooo:paragraph-rsid="025aa38b"/>
    </style:style>
    <style:style style:name="P4" style:family="paragraph" style:parent-style-name="Standard">
      <style:text-properties officeooo:rsid="032b8b18" officeooo:paragraph-rsid="032b8b18"/>
    </style:style>
    <style:style style:name="P5" style:family="paragraph" style:parent-style-name="Standard">
      <style:text-properties officeooo:rsid="032b465d"/>
    </style:style>
    <style:style style:name="P6" style:family="paragraph" style:parent-style-name="Footer">
      <style:paragraph-properties fo:text-align="center" style:justify-single-word="false"/>
      <style:text-properties officeooo:rsid="031246f4"/>
    </style:style>
    <style:style style:name="P7" style:family="paragraph" style:parent-style-name="Text_20_body">
      <style:text-properties officeooo:rsid="03307930" officeooo:paragraph-rsid="03307930"/>
    </style:style>
    <style:style style:name="P8" style:family="paragraph" style:parent-style-name="Text_20_body">
      <style:text-properties officeooo:rsid="03307930" officeooo:paragraph-rsid="03307930"/>
    </style:style>
    <style:style style:name="P9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0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1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2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13" style:family="paragraph" style:parent-style-name="Heading_20_1">
      <style:paragraph-properties fo:margin-top="0cm" fo:margin-bottom="0cm" loext:contextual-spacing="false"/>
      <style:text-properties officeooo:paragraph-rsid="032b8b18"/>
    </style:style>
    <style:style style:name="P14" style:family="paragraph" style:parent-style-name="Standard">
      <style:text-properties officeooo:rsid="032b8b18" officeooo:paragraph-rsid="0331c7c2"/>
    </style:style>
    <style:style style:name="T1" style:family="text">
      <style:text-properties officeooo:rsid="032889e8"/>
    </style:style>
    <style:style style:name="T2" style:family="text">
      <style:text-properties style:font-name="Albany" fo:font-size="18.2000007629395pt" fo:font-weight="bold" officeooo:rsid="001f943d" style:font-name-asian="Microsoft YaHei" style:font-size-asian="18.2000007629395pt" style:font-weight-asian="bold" style:font-name-complex="Mangal" style:font-size-complex="18.2000007629395pt" style:font-weight-complex="bold"/>
    </style:style>
    <style:style style:name="T3" style:family="text">
      <style:text-properties style:font-name="Albany" fo:font-size="18.2000007629395pt" fo:font-weight="bold" officeooo:rsid="032b8b18" style:font-name-asian="Microsoft YaHei" style:font-size-asian="18.2000007629395pt" style:font-weight-asian="bold" style:font-name-complex="Mangal" style:font-size-complex="18.2000007629395pt" style:font-weight-complex="bold"/>
    </style:style>
    <style:style style:name="T4" style:family="text">
      <style:text-properties style:font-name="Albany" fo:font-size="18.2000007629395pt" fo:font-weight="bold" officeooo:rsid="03307930" style:font-name-asian="Microsoft YaHei" style:font-size-asian="18.2000007629395pt" style:font-weight-asian="bold" style:font-name-complex="Mangal" style:font-size-complex="18.2000007629395pt" style:font-weight-complex="bold"/>
    </style:style>
    <style:style style:name="T5" style:family="text">
      <style:text-properties officeooo:rsid="0331c7c2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10">
          <text:index-title-template text:style-name="Contents_20_Heading">7.2.8.9 Editors - 3D View - Header - Curve &amp; Surface - Edit mode - Segments menu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7.2.8.9 Editors - 3D View - Header - Curve &amp; Surface - Edit mode - Segments menu</text:p>
          </text:index-title>
          <text:p text:style-name="P9"><text:a xlink:type="simple" xlink:href="#__RefHeading___Toc10282_2119374318" text:style-name="Index_20_Link" text:visited-style-name="Index_20_Link">Edit Mode - Segments Menu<text:tab/>1</text:a></text:p>
          <text:p text:style-name="P10"><text:a xlink:type="simple" xlink:href="#__RefHeading___Toc2834_707531706" text:style-name="Index_20_Link" text:visited-style-name="Index_20_Link">Subdivide<text:tab/>1</text:a></text:p>
          <text:p text:style-name="P11"><text:a xlink:type="simple" xlink:href="#__RefHeading___Toc2836_707531706" text:style-name="Index_20_Link" text:visited-style-name="Index_20_Link">Last Operator Subdivide<text:tab/>1</text:a></text:p>
          <text:p text:style-name="P12"><text:a xlink:type="simple" xlink:href="#__RefHeading___Toc2838_707531706" text:style-name="Index_20_Link" text:visited-style-name="Index_20_Link">Number of Cuts<text:tab/>1</text:a></text:p>
          <text:p text:style-name="P10"><text:a xlink:type="simple" xlink:href="#__RefHeading___Toc2840_707531706" text:style-name="Index_20_Link" text:visited-style-name="Index_20_Link">Switch Direction<text:tab/>1</text:a></text:p>
        </text:index-body>
      </text:table-of-content>
      <text:p text:style-name="P5"/>
      <text:p text:style-name="P3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13" text:outline-level="1"><text:bookmark-start text:name="__RefHeading___Toc10282_2119374318"/><text:span text:style-name="T2">E</text:span><text:span text:style-name="T3">dit Mode - S</text:span><text:span text:style-name="T4">egments</text:span><text:span text:style-name="T3"> Menu</text:span><text:bookmark-end text:name="__RefHeading___Toc10282_2119374318"/></text:h>
          </table:table-cell>
        </table:table-row>
      </table:table>
      <text:p text:style-name="P2"/>
      <text:p text:style-name="P14"><draw:frame draw:style-name="fr2" draw:name="Bild1" text:anchor-type="paragraph" svg:y="0.011cm" svg:width="2.469cm" svg:height="1.251cm" draw:z-index="0"><draw:image xlink:href="Pictures/10000201000000920000004AC1C033BCCD080C13.png" xlink:type="simple" xlink:show="embed" xlink:actuate="onLoad" loext:mime-type="image/png"/></draw:frame>T<text:span text:style-name="T5">he Semgents menu exists for Curve and Surface object types. They are both curve types, but of different kind.</text:span></text:p>
      <text:p text:style-name="P4"/>
      <text:p text:style-name="P4">The added objects in edit mode becomes part of the current object geometry.</text:p>
      <text:p text:style-name="P4"/>
      <text:h text:style-name="Heading_20_2" text:outline-level="2"><text:bookmark-start text:name="__RefHeading___Toc2834_707531706"/>Subdivide<text:bookmark-end text:name="__RefHeading___Toc2834_707531706"/></text:h>
      <text:p text:style-name="P7"><draw:frame draw:style-name="fr2" draw:name="Bild2" text:anchor-type="paragraph" svg:y="0.011cm" svg:width="5.84cm" svg:height="2.29cm" draw:z-index="1"><draw:image xlink:href="Pictures/100002010000015900000087DD21AD901384E43F.png" xlink:type="simple" xlink:show="embed" xlink:actuate="onLoad" loext:mime-type="image/png"/></draw:frame><draw:frame draw:style-name="fr1" draw:name="Bild5" text:anchor-type="paragraph" svg:x="7.657cm" svg:y="-0.028cm" svg:width="4.791cm" svg:height="2.15cm" draw:z-index="4"><draw:image xlink:href="Pictures/100002010000011B0000007F98BCBE77E5F0EA48.png" xlink:type="simple" xlink:show="embed" xlink:actuate="onLoad" loext:mime-type="image/png"/></draw:frame>Subdivides the selected curve geometry, and adds more control points.</text:p>
      <text:p text:style-name="P7"/>
      <text:p text:style-name="P7"/>
      <text:h text:style-name="Heading_20_3" text:outline-level="3"><draw:frame draw:style-name="fr2" draw:name="Bild3" text:anchor-type="paragraph" svg:y="0.011cm" svg:width="4.74cm" svg:height="1.02cm" draw:z-index="2"><draw:image xlink:href="Pictures/10000201000001180000003C729C9CBAEFC07544.png" xlink:type="simple" xlink:show="embed" xlink:actuate="onLoad" loext:mime-type="image/png"/></draw:frame><text:bookmark-start text:name="__RefHeading___Toc2836_707531706"/>Last Operator Subdivide<text:bookmark-end text:name="__RefHeading___Toc2836_707531706"/></text:h>
      <text:h text:style-name="Heading_20_4" text:outline-level="4"><text:bookmark-start text:name="__RefHeading___Toc2838_707531706"/>Number of Cuts<text:bookmark-end text:name="__RefHeading___Toc2838_707531706"/></text:h>
      <text:p text:style-name="P7">Number of subdivision cuts.</text:p>
      <text:p text:style-name="Horizontal_20_Line"/>
      <text:h text:style-name="Heading_20_2" text:outline-level="2"><text:bookmark-start text:name="__RefHeading___Toc2840_707531706"/>Switch Direction<text:bookmark-end text:name="__RefHeading___Toc2840_707531706"/></text:h>
      <text:p text:style-name="P7"><draw:frame draw:style-name="fr2" draw:name="Bild4" text:anchor-type="paragraph" svg:y="0.011cm" svg:width="6.189cm" svg:height="4.881cm" draw:z-index="3"><draw:image xlink:href="Pictures/100002010000016E000001200A360D46575E0342.png" xlink:type="simple" xlink:show="embed" xlink:actuate="onLoad" loext:mime-type="image/png"/></draw:frame><text:span text:style-name="T5">Just for Bezier Curve object type. Surface Nurbs curves doesn't have a direction. <text:s/></text:span>Switches the direction in which the curve is pointing.</text:p>
      <text:p text:style-name="P4"/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loext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font-size="10pt" officeooo:rsid="001a177c" officeooo:paragraph-rsid="001ee999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officeooo:rsid="031246f4"/>
    </style:style>
    <style:style style:name="MT1" style:family="text">
      <style:text-properties officeooo:rsid="032889e8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Bforartists 2 Reference Manual - 7.2<text:span text:style-name="MT1">.8.9</text:span> Editors - 3D View - Header<text:span text:style-name="MT1"> - Curve &amp; Surface - Edit mode - Segments menu</text:span></text:p>
      </style:header>
      <style:footer>
        <text:p text:style-name="MP2"><text:page-number text:select-page="current">1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9T10:15:31.464000000</meta:creation-date>
    <dc:title>standard1cm</dc:title>
    <meta:editing-duration>P7DT18H24M52S</meta:editing-duration>
    <meta:editing-cycles>759</meta:editing-cycles>
    <meta:generator>LibreOffice/6.3.0.4$Windows_X86_64 LibreOffice_project/057fc023c990d676a43019934386b85b21a9ee99</meta:generator>
    <dc:date>2019-09-21T12:39:14.973000000</dc:date>
    <meta:document-statistic meta:table-count="1" meta:image-count="5" meta:object-count="0" meta:page-count="1" meta:paragraph-count="18" meta:word-count="141" meta:character-count="796" meta:non-whitespace-character-count="672"/>
    <meta:template xlink:type="simple" xlink:actuate="onRequest" xlink:title="standard1cm" xlink:href="../../../AppData/Roaming/LibreOffice/4/user/template/standard1cm.ott" meta:date="2016-03-29T10:15:31.334000000"/>
  </office:meta>
</office:document-meta>
</file>